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Arial-BoldMT1" svg:font-family="Arial-BoldMT"/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Symbol" svg:font-family="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00ba2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paragraph-rsid="0000ba2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17b2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17b2c" officeooo:paragraph-rsid="00033ce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5235" officeooo:paragraph-rsid="0004523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paragraph-rsid="00033ce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10" style:family="paragraph" style:parent-style-name="Standard">
      <style:paragraph-properties fo:text-align="start" style:justify-single-word="false"/>
      <style:text-properties style:font-name="ArialMT" fo:font-size="10pt" fo:font-weight="bold" style:font-size-asian="10pt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MT" fo:font-size="10pt" fo:font-weight="bold" officeooo:paragraph-rsid="0009af7f" style:font-size-asian="10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MT" fo:font-size="10pt" fo:font-weight="bold" officeooo:paragraph-rsid="0000ba21" style:font-size-asian="10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MT" fo:font-size="10pt" fo:font-weight="normal" officeooo:paragraph-rsid="0009af7f" style:font-size-asian="10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MT" fo:font-size="12pt" fo:font-weight="normal" officeooo:paragraph-rsid="0009af7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MT" fo:font-size="12pt" fo:font-weight="normal" officeooo:rsid="0009af7f" officeooo:paragraph-rsid="0009af7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12529" loext:opacity="100%" style:font-name="Arial-BoldMT" fo:font-size="11pt" fo:letter-spacing="normal" fo:font-style="normal" fo:font-weight="normal" officeooo:paragraph-rsid="0001769a" style:font-name-asian="ArialMT1" style:font-size-asian="11pt" style:font-weight-asian="normal" style:font-name-complex="ArialMT1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ymbol" fo:font-size="12pt" fo:letter-spacing="normal" fo:font-style="normal" fo:font-weight="bold" officeooo:paragraph-rsid="0000ba21" style:font-name-asian="ArialMT1" style:font-size-asian="12pt" style:font-weight-asian="bold" style:font-name-complex="ArialMT1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-BoldMT" fo:font-size="12pt" fo:font-weight="normal" officeooo:paragraph-rsid="0009af7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paragraph-rsid="00017b2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paragraph-rsid="0005e4a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paragraph-rsid="0008470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paragraph-rsid="0009af7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e4a4" officeooo:paragraph-rsid="0005e4a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e4a4" officeooo:paragraph-rsid="0006f75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9af7f" officeooo:paragraph-rsid="0009af7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paragraph-rsid="0006f750" style:font-size-asian="12p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officeooo:paragraph-rsid="0000ba21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paragraph-rsid="0000ba21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officeooo:paragraph-rsid="00017b2c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paragraph-rsid="0005e4a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paragraph-rsid="0008470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paragraph-rsid="0009af7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0953d7" officeooo:paragraph-rsid="000953d7" style:font-weight-asian="normal" style:font-weight-complex="normal"/>
    </style:style>
    <style:style style:name="P35" style:family="paragraph" style:parent-style-name="normal">
      <style:paragraph-properties fo:text-align="start" style:justify-single-word="false"/>
      <style:text-properties fo:font-variant="normal" fo:text-transform="none" fo:color="#000000" loext:opacity="100%" style:font-name="Symbol" fo:font-size="12pt" fo:letter-spacing="normal" fo:font-style="normal" fo:font-weight="bold" officeooo:paragraph-rsid="0009af7f" style:font-name-asian="ArialMT1" style:font-size-asian="12pt" style:font-weight-asian="bold" style:font-name-complex="ArialMT1" style:font-size-complex="12pt" style:font-weight-complex="normal"/>
    </style:style>
    <style:style style:name="P36" style:family="paragraph" style:parent-style-name="normal">
      <style:paragraph-properties fo:text-align="start" style:justify-single-word="false"/>
      <style:text-properties fo:font-size="12pt" officeooo:paragraph-rsid="0009af7f" style:font-size-asian="12pt" style:font-size-complex="12pt"/>
    </style:style>
    <style:style style:name="T1" style:family="text">
      <style:text-properties fo:font-variant="normal" fo:text-transform="none" fo:color="#212529" loext:opacity="100%" style:font-name="apple-system" fo:letter-spacing="normal" fo:font-style="normal" fo:font-weight="normal" style:font-name-asian="ArialMT1" style:font-weight-asian="bold" style:font-name-complex="ArialMT1"/>
    </style:style>
    <style:style style:name="T2" style:family="text">
      <style:text-properties fo:font-variant="normal" fo:text-transform="none" fo:color="#212529" loext:opacity="100%" style:font-name="apple-system" fo:letter-spacing="normal" fo:font-style="normal" style:font-name-asian="ArialMT1" style:font-weight-asian="bold" style:font-name-complex="ArialMT1"/>
    </style:style>
    <style:style style:name="T3" style:family="text">
      <style:text-properties fo:font-variant="normal" fo:text-transform="none" fo:color="#212529" loext:opacity="100%" style:font-name="apple-system" fo:letter-spacing="normal" fo:font-style="normal" officeooo:rsid="00017b2c" style:font-name-asian="ArialMT1" style:font-weight-asian="bold" style:font-name-complex="ArialMT1"/>
    </style:style>
    <style:style style:name="T4" style:family="text">
      <style:text-properties fo:font-variant="normal" fo:text-transform="none" fo:color="#212529" loext:opacity="100%" style:font-name="apple-system" fo:letter-spacing="normal" fo:font-style="normal" officeooo:rsid="0005e4a4" style:font-name-asian="ArialMT1" style:font-weight-asian="bold" style:font-name-complex="ArialMT1"/>
    </style:style>
    <style:style style:name="T5" style:family="text">
      <style:text-properties fo:font-variant="normal" fo:text-transform="none" fo:color="#212529" loext:opacity="100%" style:font-name="apple-system" fo:letter-spacing="normal" fo:font-style="normal" style:text-underline-style="none" style:font-name-asian="ArialMT1" style:font-weight-asian="bold" style:font-name-complex="ArialMT1"/>
    </style:style>
    <style:style style:name="T6" style:family="text">
      <style:text-properties fo:font-variant="normal" fo:text-transform="none" fo:color="#212529" loext:opacity="100%" style:font-name="apple-system" fo:font-size="11pt" fo:letter-spacing="normal" fo:font-style="normal" officeooo:rsid="0001769a" style:font-name-asian="ArialMT1" style:font-size-asian="11pt" style:font-name-complex="ArialMT1"/>
    </style:style>
    <style:style style:name="T7" style:family="text">
      <style:text-properties fo:font-variant="normal" fo:text-transform="none" fo:color="#212529" loext:opacity="100%" style:font-name="apple-system" fo:font-size="11pt" fo:letter-spacing="normal" fo:font-style="normal" officeooo:rsid="0001769a" style:font-name-asian="ArialMT1" style:font-size-asian="11pt" style:font-name-complex="ArialMT1" style:font-size-complex="12pt"/>
    </style:style>
    <style:style style:name="T8" style:family="text">
      <style:text-properties fo:font-variant="normal" fo:text-transform="none" fo:color="#212529" loext:opacity="100%" style:font-name="apple-system" fo:font-size="11pt" fo:letter-spacing="normal" fo:font-style="normal" officeooo:rsid="0005e4a4" style:font-name-asian="ArialMT1" style:font-size-asian="11pt" style:font-weight-asian="bold" style:font-name-complex="ArialMT1"/>
    </style:style>
    <style:style style:name="T9" style:family="text">
      <style:text-properties fo:font-variant="normal" fo:text-transform="none" fo:color="#212529" loext:opacity="100%" style:font-name="apple-system" fo:font-size="11pt" fo:letter-spacing="normal" fo:font-style="normal" officeooo:rsid="0001769a" style:font-name-asian="ArialMT1" style:font-size-asian="11pt" style:font-weight-asian="bold" style:font-name-complex="ArialMT1"/>
    </style:style>
    <style:style style:name="T10" style:family="text">
      <style:text-properties fo:font-variant="normal" fo:text-transform="none" fo:color="#212529" loext:opacity="100%" style:font-name="apple-system" fo:font-size="12pt" fo:letter-spacing="normal" fo:font-style="normal" style:font-name-asian="ArialMT1" style:font-size-asian="12pt" style:font-weight-asian="bold" style:font-name-complex="ArialMT1" style:font-size-complex="12pt"/>
    </style:style>
    <style:style style:name="T11" style:family="text">
      <style:text-properties fo:font-variant="normal" fo:text-transform="none" fo:color="#212529" loext:opacity="100%" style:font-name="apple-system" fo:font-size="12pt" fo:letter-spacing="normal" fo:font-style="normal" officeooo:rsid="00033cee" style:font-name-asian="ArialMT1" style:font-size-asian="12pt" style:font-weight-asian="bold" style:font-name-complex="ArialMT1" style:font-size-complex="12pt"/>
    </style:style>
    <style:style style:name="T12" style:family="text">
      <style:text-properties fo:font-variant="normal" fo:text-transform="none" fo:color="#212529" loext:opacity="100%" style:font-name="apple-system" fo:font-size="12pt" fo:letter-spacing="normal" fo:font-style="normal" officeooo:rsid="00017b2c" style:font-name-asian="ArialMT1" style:font-size-asian="12pt" style:font-weight-asian="bold" style:font-name-complex="ArialMT1" style:font-size-complex="12pt"/>
    </style:style>
    <style:style style:name="T13" style:family="text">
      <style:text-properties fo:font-variant="normal" fo:text-transform="none" fo:color="#212529" loext:opacity="100%" style:font-name="apple-system" fo:font-size="12pt" fo:letter-spacing="normal" fo:font-style="normal" officeooo:rsid="0005e4a4" style:font-name-asian="ArialMT1" style:font-size-asian="12pt" style:font-weight-asian="bold" style:font-name-complex="ArialMT1" style:font-size-complex="12pt"/>
    </style:style>
    <style:style style:name="T14" style:family="text">
      <style:text-properties fo:font-variant="normal" fo:text-transform="none" fo:color="#212529" loext:opacity="100%" style:font-name="apple-system" fo:font-size="12pt" fo:letter-spacing="normal" fo:font-style="normal" officeooo:rsid="0009af7f" style:font-name-asian="ArialMT1" style:font-size-asian="12pt" style:font-weight-asian="bold" style:font-name-complex="ArialMT1" style:font-size-complex="12pt"/>
    </style:style>
    <style:style style:name="T15" style:family="text">
      <style:text-properties fo:font-variant="normal" fo:text-transform="none" fo:color="#212529" loext:opacity="100%" style:font-name="Arial-BoldMT1" fo:font-size="11pt" fo:letter-spacing="normal" fo:font-style="normal" fo:font-weight="bold" style:font-name-asian="ArialMT1" style:font-size-asian="11pt" style:font-weight-asian="bold" style:font-name-complex="ArialMT1"/>
    </style:style>
    <style:style style:name="T16" style:family="text">
      <style:text-properties fo:font-variant="normal" fo:text-transform="none" fo:color="#212529" loext:opacity="100%" style:font-name="Arial-BoldMT1" fo:font-size="11pt" fo:letter-spacing="normal" fo:font-style="normal" style:font-name-asian="ArialMT1" style:font-size-asian="11pt" style:font-name-complex="ArialMT1"/>
    </style:style>
    <style:style style:name="T17" style:family="text">
      <style:text-properties fo:font-variant="normal" fo:text-transform="none" fo:color="#212529" loext:opacity="100%" style:font-name="Arial-BoldMT1" fo:font-size="11pt" fo:letter-spacing="normal" fo:font-style="normal" style:font-name-asian="ArialMT1" style:font-size-asian="11pt" style:font-name-complex="ArialMT1" style:font-size-complex="12pt"/>
    </style:style>
    <style:style style:name="T18" style:family="text">
      <style:text-properties fo:font-variant="normal" fo:text-transform="none" fo:color="#212529" loext:opacity="100%" style:font-name="Arial-BoldMT1" fo:font-size="11pt" fo:letter-spacing="normal" fo:font-style="normal" style:font-name-asian="ArialMT1" style:font-size-asian="11pt" style:font-weight-asian="bold" style:font-name-complex="ArialMT1"/>
    </style:style>
    <style:style style:name="T19" style:family="text">
      <style:text-properties fo:font-variant="normal" fo:text-transform="none" fo:color="#212529" loext:opacity="100%" style:text-position="sub 58%" style:font-name="apple-system" fo:font-size="12pt" fo:letter-spacing="normal" fo:font-style="normal" style:font-name-asian="ArialMT1" style:font-size-asian="12pt" style:font-weight-asian="bold" style:font-name-complex="ArialMT1" style:font-size-complex="12pt"/>
    </style:style>
    <style:style style:name="T20" style:family="text">
      <style:text-properties fo:font-variant="normal" fo:text-transform="none" fo:color="#212529" loext:opacity="100%" style:text-position="sub 58%" style:font-name="apple-system" fo:font-size="12pt" fo:letter-spacing="normal" fo:font-style="normal" officeooo:rsid="00033cee" style:font-name-asian="ArialMT1" style:font-size-asian="12pt" style:font-weight-asian="bold" style:font-name-complex="ArialMT1" style:font-size-complex="12pt"/>
    </style:style>
    <style:style style:name="T21" style:family="text">
      <style:text-properties fo:font-variant="normal" fo:text-transform="none" fo:color="#212529" loext:opacity="100%" style:text-position="sub 58%" style:font-name="apple-system" fo:font-size="12pt" fo:letter-spacing="normal" fo:font-style="normal" officeooo:rsid="0005e4a4" style:font-name-asian="ArialMT1" style:font-size-asian="12pt" style:font-weight-asian="bold" style:font-name-complex="ArialMT1" style:font-size-complex="12pt"/>
    </style:style>
    <style:style style:name="T22" style:family="text">
      <style:text-properties fo:font-variant="normal" fo:text-transform="none" fo:color="#212529" loext:opacity="100%" style:text-position="sub 58%" style:font-name="apple-system" fo:letter-spacing="normal" fo:font-style="normal" style:font-name-asian="ArialMT1" style:font-weight-asian="bold" style:font-name-complex="ArialMT1"/>
    </style:style>
    <style:style style:name="T23" style:family="text">
      <style:text-properties fo:font-variant="normal" fo:text-transform="none" fo:color="#212529" loext:opacity="100%" style:text-position="sub 58%" style:font-name="apple-system" fo:font-size="11pt" fo:letter-spacing="normal" fo:font-style="normal" style:font-name-asian="ArialMT1" style:font-size-asian="11pt" style:font-weight-asian="bold" style:font-name-complex="ArialMT1"/>
    </style:style>
    <style:style style:name="T24" style:family="text">
      <style:text-properties fo:font-variant="normal" fo:text-transform="none" fo:color="#212529" loext:opacity="100%" style:text-position="sub 58%" style:font-name="ArialMT" fo:font-size="11pt" fo:letter-spacing="normal" fo:font-style="normal" style:font-name-asian="ArialMT1" style:font-size-asian="11pt" style:font-weight-asian="bold" style:font-name-complex="ArialMT1"/>
    </style:style>
    <style:style style:name="T25" style:family="text">
      <style:text-properties fo:font-variant="normal" fo:text-transform="none" fo:color="#212529" loext:opacity="100%" style:text-position="sub 58%" style:font-name="ArialMT" fo:font-size="11pt" fo:letter-spacing="normal" fo:font-style="normal" style:font-name-asian="ArialMT1" style:font-size-asian="11pt" style:font-weight-asian="bold" style:font-name-complex="ArialMT1" style:font-size-complex="12pt"/>
    </style:style>
    <style:style style:name="T26" style:family="text">
      <style:text-properties fo:font-variant="normal" fo:text-transform="none" fo:color="#212529" loext:opacity="100%" style:text-position="sub 58%" style:font-name="ArialMT" fo:font-size="11pt" fo:letter-spacing="normal" fo:font-style="normal" officeooo:rsid="00017b2c" style:font-name-asian="ArialMT1" style:font-size-asian="11pt" style:font-weight-asian="bold" style:font-name-complex="ArialMT1"/>
    </style:style>
    <style:style style:name="T27" style:family="text">
      <style:text-properties fo:font-variant="normal" fo:text-transform="none" fo:color="#212529" loext:opacity="100%" style:text-position="sub 58%" style:font-name="ArialMT" fo:font-size="11pt" fo:letter-spacing="normal" fo:font-style="normal" style:font-name-asian="ArialMT1" style:font-size-asian="11pt" style:font-name-complex="ArialMT1" style:font-size-complex="12pt"/>
    </style:style>
    <style:style style:name="T28" style:family="text">
      <style:text-properties fo:font-variant="normal" fo:text-transform="none" fo:color="#212529" loext:opacity="100%" style:text-position="sub 58%" style:font-name="ArialMT" fo:font-size="11pt" fo:letter-spacing="normal" fo:font-style="normal" officeooo:rsid="00017b2c" style:font-name-asian="ArialMT1" style:font-size-asian="11pt" style:font-name-complex="ArialMT1" style:font-size-complex="12pt"/>
    </style:style>
    <style:style style:name="T29" style:family="text">
      <style:text-properties fo:font-variant="normal" fo:text-transform="none" fo:color="#212529" loext:opacity="100%" style:text-position="sub 58%" style:font-name="ArialMT" fo:font-size="11pt" fo:letter-spacing="normal" fo:font-style="normal" style:text-underline-style="none" style:font-name-asian="ArialMT1" style:font-size-asian="11pt" style:font-weight-asian="bold" style:font-name-complex="ArialMT1"/>
    </style:style>
    <style:style style:name="T30" style:family="text">
      <style:text-properties fo:font-variant="normal" fo:text-transform="none" fo:color="#212529" loext:opacity="100%" style:text-position="sub 58%" style:font-name="ArialMT" fo:font-size="10pt" fo:letter-spacing="normal" fo:font-style="normal" style:font-name-asian="ArialMT1" style:font-size-asian="10pt" style:font-name-complex="ArialMT1" style:font-size-complex="12pt"/>
    </style:style>
    <style:style style:name="T31" style:family="text">
      <style:text-properties fo:font-variant="normal" fo:text-transform="none" fo:color="#212529" loext:opacity="100%" style:text-position="sub 58%" style:font-name="ArialMT" fo:font-size="10pt" fo:letter-spacing="normal" fo:font-style="normal" fo:font-weight="bold" style:font-name-asian="ArialMT1" style:font-size-asian="10pt" style:font-weight-asian="bold" style:font-name-complex="ArialMT1" style:font-size-complex="12pt" style:font-weight-complex="bold"/>
    </style:style>
    <style:style style:name="T32" style:family="text">
      <style:text-properties fo:font-variant="normal" fo:text-transform="none" fo:color="#212529" loext:opacity="100%" style:text-position="sub 58%" fo:font-size="11pt" fo:letter-spacing="normal" fo:font-style="normal" style:text-underline-style="none" officeooo:rsid="00017b2c" style:font-name-asian="ArialMT1" style:font-size-asian="11pt" style:font-weight-asian="bold" style:font-name-complex="ArialMT1"/>
    </style:style>
    <style:style style:name="T33" style:family="text">
      <style:text-properties fo:font-variant="normal" fo:text-transform="none" fo:color="#212529" loext:opacity="100%" style:text-position="sub 58%" fo:font-size="11pt" fo:letter-spacing="normal" fo:font-style="normal" officeooo:rsid="00017b2c" style:font-name-asian="ArialMT1" style:font-size-asian="11pt" style:font-weight-asian="bold" style:font-name-complex="ArialMT1" style:font-size-complex="12pt"/>
    </style:style>
    <style:style style:name="T34" style:family="text">
      <style:text-properties fo:font-variant="normal" fo:text-transform="none" fo:color="#212529" loext:opacity="100%" style:text-position="sub 58%" fo:font-size="11pt" fo:letter-spacing="normal" fo:font-style="normal" officeooo:rsid="0009af7f" style:font-name-asian="ArialMT1" style:font-size-asian="11pt" style:font-weight-asian="bold" style:font-name-complex="ArialMT1" style:font-size-complex="12pt"/>
    </style:style>
    <style:style style:name="T35" style:family="text">
      <style:text-properties fo:font-variant="normal" fo:text-transform="none" fo:color="#212529" loext:opacity="100%" style:font-name="ArialMT" fo:font-size="11pt" fo:letter-spacing="normal" fo:font-style="normal" style:font-name-asian="ArialMT1" style:font-size-asian="11pt" style:font-weight-asian="bold" style:font-name-complex="ArialMT1"/>
    </style:style>
    <style:style style:name="T36" style:family="text">
      <style:text-properties fo:font-variant="normal" fo:text-transform="none" fo:color="#212529" loext:opacity="100%" style:font-name="ArialMT" fo:font-size="11pt" fo:letter-spacing="normal" fo:font-style="normal" style:font-name-asian="ArialMT1" style:font-size-asian="11pt" style:font-weight-asian="bold" style:font-name-complex="ArialMT1" style:font-size-complex="12pt"/>
    </style:style>
    <style:style style:name="T37" style:family="text">
      <style:text-properties fo:font-variant="normal" fo:text-transform="none" fo:color="#212529" loext:opacity="100%" style:font-name="ArialMT" fo:font-size="11pt" fo:letter-spacing="normal" fo:font-style="normal" style:text-underline-style="solid" style:text-underline-width="auto" style:text-underline-color="font-color" style:font-name-asian="ArialMT1" style:font-size-asian="11pt" style:font-weight-asian="bold" style:font-name-complex="ArialMT1"/>
    </style:style>
    <style:style style:name="T38" style:family="text">
      <style:text-properties fo:font-variant="normal" fo:text-transform="none" fo:color="#212529" loext:opacity="100%" style:font-name="ArialMT" fo:font-size="11pt" fo:letter-spacing="normal" fo:font-style="normal" style:text-underline-style="none" style:font-name-asian="ArialMT1" style:font-size-asian="11pt" style:font-weight-asian="bold" style:font-name-complex="ArialMT1"/>
    </style:style>
    <style:style style:name="T39" style:family="text">
      <style:text-properties fo:font-variant="normal" fo:text-transform="none" fo:color="#212529" loext:opacity="100%" style:text-position="0% 100%" style:font-name="apple-system" fo:font-size="12pt" fo:letter-spacing="normal" fo:font-style="normal" style:font-name-asian="ArialMT1" style:font-size-asian="12pt" style:font-weight-asian="bold" style:font-name-complex="ArialMT1" style:font-size-complex="12pt"/>
    </style:style>
    <style:style style:name="T40" style:family="text">
      <style:text-properties fo:font-variant="normal" fo:text-transform="none" fo:color="#212529" loext:opacity="100%" fo:font-size="11pt" fo:letter-spacing="normal" fo:font-style="normal" officeooo:rsid="00017b2c" style:font-name-asian="ArialMT1" style:font-size-asian="11pt" style:font-weight-asian="bold" style:font-name-complex="ArialMT1"/>
    </style:style>
    <style:style style:name="T41" style:family="text">
      <style:text-properties fo:font-variant="normal" fo:text-transform="none" fo:color="#212529" loext:opacity="100%" fo:font-size="11pt" fo:letter-spacing="normal" fo:font-style="normal" officeooo:rsid="00017b2c" style:font-name-asian="ArialMT1" style:font-size-asian="11pt" style:font-weight-asian="bold" style:font-name-complex="ArialMT1" style:font-size-complex="12pt"/>
    </style:style>
    <style:style style:name="T42" style:family="text">
      <style:text-properties fo:font-variant="normal" fo:text-transform="none" fo:color="#000000" loext:opacity="100%" style:font-name="Symbol" fo:letter-spacing="normal" fo:font-style="normal" fo:font-weight="bold" style:font-name-asian="ArialMT1" style:font-weight-asian="bold" style:font-name-complex="ArialMT1"/>
    </style:style>
    <style:style style:name="T43" style:family="text">
      <style:text-properties fo:font-variant="normal" fo:text-transform="none" fo:color="#000000" loext:opacity="100%" style:font-name="Symbol" fo:letter-spacing="normal" fo:font-style="normal" style:text-underline-style="none" style:font-name-asian="ArialMT1" style:font-name-complex="ArialMT1"/>
    </style:style>
    <style:style style:name="T44" style:family="text">
      <style:text-properties fo:font-variant="normal" fo:text-transform="none" fo:color="#000000" loext:opacity="100%" style:font-name="Symbol" fo:font-size="11pt" fo:letter-spacing="normal" fo:font-style="normal" fo:font-weight="bold" style:font-name-asian="ArialMT1" style:font-size-asian="11pt" style:font-weight-asian="bold" style:font-name-complex="ArialMT1"/>
    </style:style>
    <style:style style:name="T45" style:family="text">
      <style:text-properties fo:font-variant="normal" fo:text-transform="none" fo:color="#000000" loext:opacity="100%" style:font-name="Arial-BoldMT" fo:font-size="11pt" fo:letter-spacing="normal" fo:font-style="normal" style:font-name-asian="ArialMT1" style:font-size-asian="11pt" style:font-name-complex="ArialMT1"/>
    </style:style>
    <style:style style:name="T46" style:family="text">
      <style:text-properties fo:font-variant="normal" fo:text-transform="none" fo:color="#000000" loext:opacity="100%" style:font-name="Arial-BoldMT" fo:font-size="11pt" fo:letter-spacing="normal" fo:font-style="normal" officeooo:rsid="00017b2c" style:font-name-asian="ArialMT1" style:font-size-asian="11pt" style:font-name-complex="ArialMT1"/>
    </style:style>
    <style:style style:name="T47" style:family="text">
      <style:text-properties fo:font-variant="normal" fo:text-transform="none" fo:color="#000000" loext:opacity="100%" style:font-name="Arial-BoldMT" fo:font-size="11pt" fo:letter-spacing="normal" fo:font-style="normal" officeooo:rsid="0006f750" style:font-name-asian="ArialMT1" style:font-size-asian="11pt" style:font-name-complex="ArialMT1"/>
    </style:style>
    <style:style style:name="T48" style:family="text">
      <style:text-properties fo:font-variant="normal" fo:text-transform="none" fo:color="#000000" loext:opacity="100%" style:font-name="Arial-BoldMT" fo:font-size="11pt" fo:letter-spacing="normal" fo:font-style="normal" officeooo:rsid="0006f750" style:font-name-asian="ArialMT1" style:font-size-asian="11pt" style:font-name-complex="ArialMT1" style:font-size-complex="12pt"/>
    </style:style>
    <style:style style:name="T49" style:family="text">
      <style:text-properties fo:font-variant="normal" fo:text-transform="none" fo:color="#000000" loext:opacity="100%" style:font-name="Arial-BoldMT" fo:font-size="11pt" fo:letter-spacing="normal" fo:font-style="normal" officeooo:rsid="0005e4a4" style:font-name-asian="ArialMT1" style:font-size-asian="11pt" style:font-name-complex="ArialMT1" style:font-size-complex="12pt"/>
    </style:style>
    <style:style style:name="T50" style:family="text">
      <style:text-properties fo:font-variant="normal" fo:text-transform="none" fo:color="#000000" loext:opacity="100%" style:text-position="sub 58%" style:font-name="Arial-BoldMT" fo:font-size="11pt" fo:letter-spacing="normal" fo:font-style="normal" style:font-name-asian="ArialMT1" style:font-size-asian="11pt" style:font-name-complex="ArialMT1"/>
    </style:style>
    <style:style style:name="T51" style:family="text">
      <style:text-properties fo:font-variant="normal" fo:text-transform="none" fo:color="#000000" loext:opacity="100%" style:text-position="sub 58%" style:font-name="Arial-BoldMT" fo:font-size="10pt" fo:letter-spacing="normal" fo:font-style="normal" style:font-name-asian="ArialMT1" style:font-size-asian="10pt" style:font-name-complex="ArialMT1"/>
    </style:style>
    <style:style style:name="T52" style:family="text">
      <style:text-properties fo:font-variant="normal" fo:text-transform="none" fo:color="#000000" loext:opacity="100%" style:text-position="sub 58%" fo:font-size="11pt" fo:letter-spacing="normal" fo:font-style="normal" style:font-name-asian="ArialMT1" style:font-size-asian="11pt" style:font-name-complex="ArialMT1"/>
    </style:style>
    <style:style style:name="T53" style:family="text">
      <style:text-properties fo:font-variant="normal" fo:text-transform="none" fo:color="#000000" loext:opacity="100%" style:text-position="sub 58%" fo:font-size="10pt" fo:letter-spacing="normal" fo:font-style="normal" style:font-name-asian="ArialMT1" style:font-size-asian="10pt" style:font-name-complex="ArialMT1"/>
    </style:style>
    <style:style style:name="T54" style:family="text">
      <style:text-properties fo:font-variant="normal" fo:text-transform="none" fo:color="#000000" loext:opacity="100%" fo:font-size="11pt" fo:letter-spacing="normal" fo:font-style="normal" style:font-name-asian="ArialMT1" style:font-size-asian="11pt" style:font-name-complex="ArialMT1"/>
    </style:style>
    <style:style style:name="T55" style:family="text">
      <style:text-properties fo:font-variant="normal" fo:text-transform="none" fo:color="#000000" loext:opacity="100%" fo:font-size="11pt" fo:letter-spacing="normal" fo:font-style="normal" officeooo:rsid="00017b2c" style:font-name-asian="ArialMT1" style:font-size-asian="11pt" style:font-name-complex="ArialMT1"/>
    </style:style>
    <style:style style:name="T56" style:family="text">
      <style:text-properties fo:font-variant="normal" fo:text-transform="none" fo:color="#000000" loext:opacity="100%" style:text-position="0% 100%" fo:font-size="11pt" fo:letter-spacing="normal" fo:font-style="normal" style:font-name-asian="ArialMT1" style:font-size-asian="11pt" style:font-name-complex="ArialMT1"/>
    </style:style>
    <style:style style:name="T57" style:family="text">
      <style:text-properties fo:font-variant="normal" fo:text-transform="none" fo:color="#000000" loext:opacity="100%" style:text-position="0% 100%" style:font-name="Arial-BoldMT" fo:font-size="11pt" fo:letter-spacing="normal" fo:font-style="normal" style:font-name-asian="ArialMT1" style:font-size-asian="11pt" style:font-name-complex="ArialMT1"/>
    </style:style>
    <style:style style:name="T58" style:family="text">
      <style:text-properties fo:font-variant="normal" fo:text-transform="none" fo:color="#000000" loext:opacity="100%" style:font-name="ArialMT" fo:font-size="11pt" fo:letter-spacing="normal" fo:font-style="normal" style:text-underline-style="none" style:font-name-asian="ArialMT1" style:font-size-asian="11pt" style:font-name-complex="ArialMT1"/>
    </style:style>
    <style:style style:name="T59" style:family="text">
      <style:text-properties fo:font-variant="normal" fo:text-transform="none" fo:color="#000000" loext:opacity="100%" style:font-name="ArialMT" fo:font-size="10pt" fo:letter-spacing="normal" fo:font-style="normal" style:text-underline-style="none" style:font-name-asian="ArialMT1" style:font-size-asian="10pt" style:font-name-complex="ArialMT1"/>
    </style:style>
    <style:style style:name="T60" style:family="text">
      <style:text-properties style:font-name="ArialMT" fo:font-size="11pt" style:font-size-asian="11pt"/>
    </style:style>
    <style:style style:name="T61" style:family="text">
      <style:text-properties style:font-name="ArialMT" fo:font-size="11pt" style:text-underline-style="solid" style:text-underline-width="auto" style:text-underline-color="font-color" style:font-size-asian="11pt"/>
    </style:style>
    <style:style style:name="T62" style:family="text">
      <style:text-properties style:font-name="ArialMT" fo:font-size="9pt" style:font-size-asian="9pt"/>
    </style:style>
    <style:style style:name="T63" style:family="text">
      <style:text-properties style:font-name="ArialMT" fo:font-size="10pt" style:font-size-asian="10pt"/>
    </style:style>
    <style:style style:name="T64" style:family="text">
      <style:text-properties style:font-name="ArialMT" fo:font-size="10pt" fo:font-weight="normal" officeooo:rsid="000953d7" style:font-size-asian="10pt" style:font-weight-asian="normal" style:font-weight-complex="normal"/>
    </style:style>
    <style:style style:name="T65" style:family="text">
      <style:text-properties style:font-name="Arial-BoldMT" fo:font-size="11pt" fo:font-weight="bold" style:font-size-asian="11pt" style:font-weight-asian="bold"/>
    </style:style>
    <style:style style:name="T66" style:family="text">
      <style:text-properties style:font-name="Arial-BoldMT" fo:font-size="11pt" style:font-size-asian="11pt"/>
    </style:style>
    <style:style style:name="T67" style:family="text">
      <style:text-properties style:font-name="Arial-BoldMT" fo:font-size="11pt" officeooo:rsid="00017b2c" style:font-size-asian="11pt"/>
    </style:style>
    <style:style style:name="T68" style:family="text">
      <style:text-properties style:font-name="Arial-BoldMT" fo:font-size="11pt" officeooo:rsid="0009af7f" style:font-size-asian="11pt"/>
    </style:style>
    <style:style style:name="T69" style:family="text">
      <style:text-properties style:text-position="sub 58%"/>
    </style:style>
    <style:style style:name="T70" style:family="text">
      <style:text-properties style:text-position="sub 58%" style:font-name="ArialMT" fo:font-size="11pt" style:font-size-asian="11pt"/>
    </style:style>
    <style:style style:name="T71" style:family="text">
      <style:text-properties style:text-position="sub 58%" style:font-name="Symbol"/>
    </style:style>
    <style:style style:name="T72" style:family="text">
      <style:text-properties style:font-name="Symbo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5"/></text:p>
      <text:p text:style-name="P2"><text:span text:style-name="T15">Vehiculo = </text:span><text:span text:style-name="T60">(</text:span><text:span text:style-name="T61">patente</text:span><text:span text:style-name="T60">, modelo, marca, peso, km)</text:span></text:p>
      <text:p text:style-name="P1"><text:span text:style-name="T65">Camion = </text:span><text:span text:style-name="T60">(</text:span><text:span text:style-name="T61">patente</text:span><text:span text:style-name="T60">, largo, max_toneladas, cant_ruedas, tiene_acoplado)</text:span></text:p>
      <text:p text:style-name="P1"><text:span text:style-name="T65">Auto = </text:span><text:span text:style-name="T60">(</text:span><text:span text:style-name="T61">patente</text:span><text:span text:style-name="T60">, es_electrico, tipo_motor)</text:span></text:p>
      <text:p text:style-name="P1"><text:span text:style-name="T65">Service = </text:span><text:span text:style-name="T60">(</text:span><text:span text:style-name="T61">fecha, patente</text:span><text:span text:style-name="T60">, km_service, observaciones, monto)</text:span></text:p>
      <text:p text:style-name="P1"><text:span text:style-name="T65">Parte = </text:span><text:span text:style-name="T60">(</text:span><text:span text:style-name="T61">cod_parte</text:span><text:span text:style-name="T60">, nombre, precio_parte)</text:span></text:p>
      <text:p text:style-name="P1"><text:span text:style-name="T65">Service_Parte = </text:span><text:span text:style-name="T60">(</text:span><text:span text:style-name="T61">fecha, patente</text:span><text:span text:style-name="T60">, cod_parte, precio)</text:span></text:p>
      <text:p text:style-name="P9"/>
      <text:p text:style-name="P16"/>
      <text:p text:style-name="P9"/>
      <text:p text:style-name="P4"><text:span text:style-name="T62">1. </text:span><text:span text:style-name="T63">Listar todos los datos de aquellos camiones que tengan entre 8 y 12 ruedas, y que hayan realizado</text:span></text:p>
      <text:p text:style-name="P10">algún service antes de los 10000 km.</text:p>
      <text:p text:style-name="P10"/>
      <text:p text:style-name="P8"><text:span text:style-name="T67">C &lt;= </text:span><text:span text:style-name="T66">Camion</text:span></text:p>
      <text:p text:style-name="P8"><text:span text:style-name="T67">S &lt;= </text:span><text:span text:style-name="T66">Service</text:span></text:p>
      <text:p text:style-name="P6"><text:span text:style-name="T10">π </text:span><text:span text:style-name="T25">patente, largo, max_toneladas, cant_ruedas, tiene_acoplado</text:span><text:span text:style-name="T36"> </text:span><text:span text:style-name="T10">( σ </text:span><text:span text:style-name="T20">km_service&lt;10000</text:span><text:span text:style-name="T11"> </text:span><text:span text:style-name="T10">S</text:span><text:span text:style-name="T11">)</text:span><text:span text:style-name="T10"> |x| ( σ </text:span><text:span text:style-name="T19">cant_ruedas&gt;=8 ^ cant_ruedas&lt;=12</text:span><text:span text:style-name="T10"> </text:span>C ))</text:p>
      <text:p text:style-name="P6"/>
      <text:p text:style-name="P10"/>
      <text:p text:style-name="P4"><text:span text:style-name="T62">2. </text:span><text:span text:style-name="T63">Listar los autos que hayan realizado el service “cambio de aceite” antes de los 13.000 km o hayan realizado el service “inspección general” que incluya la parte “filtro de combustible”.</text:span></text:p>
      <text:p text:style-name="P33"><text:span text:style-name="T66"/></text:p>
      <text:p text:style-name="P33"><text:span text:style-name="T67">A &lt;= </text:span><text:span text:style-name="T66">Auto </text:span></text:p>
      <text:p text:style-name="P33"><text:span text:style-name="T67">S &lt;= </text:span><text:span text:style-name="T66">Service</text:span></text:p>
      <text:p text:style-name="P33"><text:span text:style-name="T67">P &lt;= </text:span><text:span text:style-name="T66">Parte</text:span></text:p>
      <text:p text:style-name="P18"><text:span text:style-name="T55">S_P &lt;= </text:span><text:span text:style-name="T54">Service_Parte</text:span></text:p>
      <text:p text:style-name="P18"><text:span text:style-name="T54"/></text:p>
      <text:p text:style-name="P7"><text:span text:style-name="T12">σ </text:span><text:span text:style-name="T28">observaciones</text:span><text:span text:style-name="T27">=</text:span><text:span text:style-name="T30">“cambio de aceite” v (</text:span><text:span text:style-name="T28">observaciones</text:span><text:span text:style-name="T27">=</text:span><text:span text:style-name="T30">“inspección general” ^ </text:span><text:span text:style-name="T27">nombre=</text:span><text:span text:style-name="T30">“filtro de combustible”)</text:span><text:span text:style-name="T31"> </text:span><text:span text:style-name="T12"><text:s text:c="2"/></text:span><text:span text:style-name="T10">( </text:span><text:span text:style-name="T66">A |x| S |x| S_P |x| P )</text:span></text:p>
      <text:p text:style-name="P10"/>
      <text:p text:style-name="P10"/>
      <text:p text:style-name="P4"><text:span text:style-name="T62">3. </text:span><text:span text:style-name="T63">Dar de baja todos los camiones con más de 350.000 km.</text:span></text:p>
      <text:p text:style-name="P4"><text:span text:style-name="T63"/></text:p>
      <text:p text:style-name="P21"><text:span text:style-name="T6">V &lt;= </text:span><text:span text:style-name="T16">Vehiculo </text:span></text:p>
      <text:p text:style-name="P31"><text:span text:style-name="T67">C &lt;= </text:span><text:span text:style-name="T66">Camion</text:span></text:p>
      <text:p text:style-name="P31"><text:span text:style-name="T67">S &lt;= </text:span><text:span text:style-name="T66">Service</text:span></text:p>
      <text:p text:style-name="P21"><text:span text:style-name="T46">S_P &lt;= </text:span><text:span text:style-name="T45">Service_Parte</text:span></text:p>
      <text:p text:style-name="P21"><text:span text:style-name="T45"/></text:p>
      <text:p text:style-name="P24"><text:span text:style-name="T45">CamionesaBorrar &lt;= <text:s/></text:span><text:span text:style-name="T3">π </text:span><text:span text:style-name="T26">patente </text:span><text:span text:style-name="T45">(</text:span><text:span text:style-name="T2">σ</text:span><text:span text:style-name="T22">km&gt;350000</text:span><text:span text:style-name="T45">( C |x| V ))</text:span></text:p>
      <text:p text:style-name="P24"><text:span text:style-name="T47">S_P « S_P - </text:span><text:span text:style-name="T45">( S_P </text:span><text:span text:style-name="T47">|</text:span><text:span text:style-name="T45">x</text:span><text:span text:style-name="T47">|</text:span><text:span text:style-name="T45"> CamionesaBorrar)</text:span></text:p>
      <text:p text:style-name="P25"><text:span text:style-name="T47">S « S - </text:span><text:span text:style-name="T45">( </text:span><text:span text:style-name="T47">S</text:span><text:span text:style-name="T45"> </text:span><text:span text:style-name="T47">|</text:span><text:span text:style-name="T45">x</text:span><text:span text:style-name="T47">|</text:span><text:span text:style-name="T45"> CamionesaBorrar)</text:span></text:p>
      <text:p text:style-name="P25"><text:span text:style-name="T47">V « V - </text:span><text:span text:style-name="T45">( </text:span><text:span text:style-name="T47">V</text:span><text:span text:style-name="T45"> </text:span><text:span text:style-name="T47">|</text:span><text:span text:style-name="T45">x</text:span><text:span text:style-name="T47">|</text:span><text:span text:style-name="T45"> CamionesaBorrar)</text:span></text:p>
      <text:p text:style-name="P27"><text:span text:style-name="T48">C « C - </text:span><text:span text:style-name="T49">( </text:span><text:span text:style-name="T48">C</text:span><text:span text:style-name="T49"> </text:span><text:span text:style-name="T48">|</text:span><text:span text:style-name="T49">x</text:span><text:span text:style-name="T48">|</text:span><text:span text:style-name="T49"> CamionesaBorrar)</text:span></text:p>
      <text:p text:style-name="P10"/>
      <text:p text:style-name="P10"/>
      <text:p text:style-name="P10"/>
      <text:p text:style-name="P4"><text:span text:style-name="T62">4. </text:span><text:span text:style-name="T63">Listar el nombre y precio de aquellas partes que figuren en todos los service realizados durante 2019.</text:span></text:p>
      <text:p text:style-name="P32"><text:span text:style-name="T66"><text:s/></text:span></text:p>
      <text:p text:style-name="P32"><text:span text:style-name="T67">S &lt;= </text:span><text:span text:style-name="T66">Service</text:span></text:p>
      <text:p text:style-name="P32"><text:span text:style-name="T67">P &lt;= </text:span><text:span text:style-name="T66">Parte</text:span></text:p>
      <text:p text:style-name="P22"><text:span text:style-name="T46">S_P &lt;= </text:span><text:span text:style-name="T45">Service_Parte</text:span></text:p>
      <text:p text:style-name="P4"><text:span text:style-name="T63"/></text:p>
      <text:p text:style-name="P34"><text:span text:style-name="T12">π </text:span><text:span text:style-name="T70">nombre, precio_parte</text:span><text:span text:style-name="T60"> </text:span><text:span text:style-name="T63">(((</text:span><text:span text:style-name="T13">σ</text:span><text:span text:style-name="T21"> </text:span><text:span text:style-name="T19">fecha&gt;=01/01/2019 ^fecha&lt;=31/12/2019 </text:span><text:span text:style-name="T21"><text:s/></text:span><text:span text:style-name="T39">S) |x| </text:span><text:span text:style-name="T63"><text:s/>S_P <text:s/>|x| P ) : S_P )</text:span></text:p>
      <text:p text:style-name="P34"><text:span text:style-name="T63"/></text:p>
      <text:p text:style-name="P34"><text:span text:style-name="T63"/></text:p>
      <text:p text:style-name="P34"><text:span text:style-name="T63"/></text:p>
      <text:p text:style-name="P34"><text:span text:style-name="T63"/></text:p>
      <text:p text:style-name="P34"><text:span text:style-name="T63"/></text:p>
      <text:p text:style-name="P4"><text:span text:style-name="T64"/></text:p>
      <text:p text:style-name="P4"><text:soft-page-break/><text:span text:style-name="T62">5. </text:span><text:span text:style-name="T63">Listar todos los autos cuyo tipo de motor sea eléctrico. Mostrar información de patente, modelo ,</text:span></text:p>
      <text:p text:style-name="P10">marca y peso.</text:p>
      <text:p text:style-name="P10"/>
      <text:p text:style-name="P33"><text:span text:style-name="T7">V &lt;= </text:span><text:span text:style-name="T17">Vehiculo </text:span></text:p>
      <text:p text:style-name="P33"><text:span text:style-name="T67">A &lt;= </text:span><text:span text:style-name="T66">Auto </text:span></text:p>
      <text:p text:style-name="P14"><text:span text:style-name="T45"/></text:p>
      <text:p text:style-name="P15"><text:span text:style-name="T3">π </text:span><text:span text:style-name="T32">patente, modelo, marca, peso</text:span><text:span text:style-name="T40"> </text:span><text:span text:style-name="T45">(V |x| </text:span><text:span text:style-name="T4">σ </text:span><text:span text:style-name="T52">es_electrico=true </text:span><text:span text:style-name="T56">(</text:span><text:span text:style-name="T45">A))</text:span></text:p>
      <text:p text:style-name="P10"/>
      <text:p text:style-name="P10"/>
      <text:p text:style-name="P3"><text:span text:style-name="T62">6. </text:span><text:span text:style-name="T63">Dar de alta una parte, cuyo nombre sea “Aleron” y precio $3400.</text:span></text:p>
      <text:p text:style-name="P3"><text:span text:style-name="T63"/></text:p>
      <text:p text:style-name="P23"><text:span text:style-name="T67">P &lt;= </text:span><text:span text:style-name="T66">Parte</text:span></text:p>
      <text:p text:style-name="P23"><text:span text:style-name="T66"/></text:p>
      <text:p text:style-name="P26"><text:span text:style-name="T66">P « P </text:span><text:span text:style-name="T42">È </text:span><text:span text:style-name="T43">( </text:span><text:span text:style-name="T58">cod_parte, </text:span><text:span text:style-name="T59">“Aleron”</text:span><text:span text:style-name="T58">, <text:s/></text:span><text:span text:style-name="T59">3400) ¿Qué cod_parte usar de manera de garantizar que no se repita? No lo podría hacer solo el DBMS eso?</text:span></text:p>
      <text:p text:style-name="P12"/>
      <text:p text:style-name="P4"><text:span text:style-name="T62">7. </text:span><text:span text:style-name="T63">Dar de baja todos los services que se realizaron al auto con patente ‘AAA564’.</text:span></text:p>
      <text:p text:style-name="P4"><text:span text:style-name="T63"/></text:p>
      <text:p text:style-name="P33"><text:span text:style-name="T66"/></text:p>
      <text:p text:style-name="P33"><text:span text:style-name="T67">S &lt;= </text:span><text:span text:style-name="T66">Service</text:span></text:p>
      <text:p text:style-name="P14"><text:span text:style-name="T46">S_P &lt;= </text:span><text:span text:style-name="T45">Service_Parte</text:span></text:p>
      <text:p text:style-name="P15"><text:span text:style-name="T45"/></text:p>
      <text:p text:style-name="P15"><text:span text:style-name="T45">S_P « S_P - ( </text:span><text:span text:style-name="T8">σ </text:span><text:span text:style-name="T23">patente</text:span><text:span text:style-name="T50">= “</text:span><text:span text:style-name="T51">AAA564”</text:span><text:span text:style-name="T50"> </text:span><text:span text:style-name="T57">( </text:span><text:span text:style-name="T45">S_P ))</text:span></text:p>
      <text:p text:style-name="P15"><text:span text:style-name="T45">S « S - ( </text:span><text:span text:style-name="T8">σ </text:span><text:span text:style-name="T23">patente</text:span><text:span text:style-name="T50">= “</text:span><text:span text:style-name="T51">AAA564”</text:span><text:span text:style-name="T50"> </text:span><text:span text:style-name="T57">( </text:span><text:span text:style-name="T45">S ))</text:span></text:p>
      <text:p text:style-name="P15"><text:span text:style-name="T45"/></text:p>
      <text:p text:style-name="P15"><text:span text:style-name="T45"/></text:p>
      <text:p text:style-name="P14"><text:span text:style-name="T45"/></text:p>
      <text:p text:style-name="P10">8. Modificar el precio de las partes incrementando un 15 % dicho valor.</text:p>
      <text:p text:style-name="P10"/>
      <text:p text:style-name="P13"><text:span text:style-name="T67">P &lt;= </text:span><text:span text:style-name="T66">Parte</text:span></text:p>
      <text:p text:style-name="P13"><text:span text:style-name="T12">δ </text:span><text:span text:style-name="T33">precio_parte « precio_parte*</text:span><text:span text:style-name="T34">1,15</text:span><text:span text:style-name="T12"> </text:span><text:span text:style-name="T14">( </text:span><text:span text:style-name="T67">P </text:span><text:span text:style-name="T68">)</text:span></text:p>
      <text:p text:style-name="P11"/>
      <text:p text:style-name="P11"/>
      <text:p text:style-name="P11"/>
      <text:p text:style-name="P3"><text:span text:style-name="T62">9. </text:span><text:span text:style-name="T63">Listar todos los vehículos que hayan tenido services durante el 2019.</text:span></text:p>
      <text:p text:style-name="P17"><text:span text:style-name="T44"/></text:p>
      <text:p text:style-name="P5"><text:span text:style-name="T7">V &lt;= </text:span><text:span text:style-name="T17">Vehiculo </text:span></text:p>
      <text:p text:style-name="P5"><text:span text:style-name="T67">S &lt;= </text:span><text:span text:style-name="T66">Service</text:span></text:p>
      <text:p text:style-name="P20"><text:span text:style-name="T45"/></text:p>
      <text:p text:style-name="P26"><text:span text:style-name="T5">π </text:span><text:span text:style-name="T29">patente</text:span><text:span text:style-name="T24">, modelo, marca, peso, km </text:span><text:span text:style-name="T2">( σ </text:span><text:span text:style-name="T22">fecha&gt;=01/01/2019 ^ fecha&lt;=31/12/2019</text:span><text:span text:style-name="T2"> (</text:span><text:span text:style-name="T45">S) |x| V )</text:span></text:p>
      <text:p text:style-name="P20"><text:span text:style-name="T45"/></text:p>
      <text:p text:style-name="P36"><text:span text:style-name="T1">δ - Delta / Θ - Theta / π - Pi / ρ - Rho / σ - Sigma / </text:span><text:span text:style-name="T42">Ç È</text:span></text:p>
      <text:p text:style-name="P35"><text:span text:style-name="T4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-BoldMT" svg:font-family="Arial-BoldMT" style:font-family-generic="roman" style:font-pitch="variable"/>
    <style:font-face style:name="Arial-BoldMT1" svg:font-family="Arial-BoldMT"/>
    <style:font-face style:name="ArialMT" svg:font-family="ArialMT" style:font-family-generic="roman" style:font-pitch="variable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Symbol" svg:font-family="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5:12:51.743000000</meta:creation-date>
    <dc:date>2021-11-05T02:08:07.115000000</dc:date>
    <meta:editing-duration>PT2H35M18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4" meta:word-count="457" meta:character-count="2480" meta:non-whitespace-character-count="2063"/>
  </office:meta>
</office:document-meta>
</file>